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scriptor.setSharedLibrary( SharedLibraryDesc sharedLibr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.getSharedLibr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.setVersion( double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.setServiceAssembly( ServiceAssemblyDesc serviceAssemb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.setComponent( ComponentDesc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.setServices( Services servi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.get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.getServi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.getServiceAssemb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